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Titre_20_Chapitre">
      <style:paragraph-properties fo:padding="0cm" fo:border-left="none" fo:border-right="none" fo:border-top="none" fo:border-bottom="0.99pt solid #000000" style:shadow="none">
        <style:tab-stops>
          <style:tab-stop style:position="18.971cm" style:type="right"/>
        </style:tab-stops>
      </style:paragraph-properties>
    </style:style>
    <style:style style:name="P3" style:family="paragraph" style:parent-style-name="Standard">
      <style:text-properties style:font-name="Times New Roman" officeooo:rsid="00217921" officeooo:paragraph-rsid="00264f59"/>
    </style:style>
    <style:style style:name="P4" style:family="paragraph" style:parent-style-name="Standard">
      <style:paragraph-properties fo:text-align="center" style:justify-single-word="false"/>
      <style:text-properties style:font-name="Times New Roman" officeooo:rsid="00217921" officeooo:paragraph-rsid="00264f59"/>
    </style:style>
    <style:style style:name="P5" style:family="paragraph" style:parent-style-name="Standard">
      <style:text-properties style:font-name="Times New Roman" officeooo:rsid="002406f9" officeooo:paragraph-rsid="00264f59"/>
    </style:style>
    <style:style style:name="P6" style:family="paragraph" style:parent-style-name="Standard">
      <style:text-properties style:font-name="Times New Roman" officeooo:paragraph-rsid="00264f59"/>
    </style:style>
    <style:style style:name="P7" style:family="paragraph" style:parent-style-name="Standard">
      <style:text-properties style:font-name="Times New Roman" fo:font-style="normal" officeooo:rsid="00272f1e" officeooo:paragraph-rsid="00272f1e"/>
    </style:style>
    <style:style style:name="P8" style:family="paragraph" style:parent-style-name="Standard" style:list-style-name="List_20_1">
      <style:text-properties style:font-name="Times New Roman" officeooo:rsid="00217921" officeooo:paragraph-rsid="00264f59"/>
    </style:style>
    <style:style style:name="P9" style:family="paragraph" style:parent-style-name="Standard">
      <style:text-properties style:font-name="Times New Roman" officeooo:rsid="00217921" officeooo:paragraph-rsid="00264f59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rsid="00217921" officeooo:paragraph-rsid="002948a6"/>
    </style:style>
    <style:style style:name="P11" style:family="paragraph" style:parent-style-name="Standard">
      <style:text-properties style:font-name="Times New Roman" officeooo:rsid="00217921" officeooo:paragraph-rsid="002948a6"/>
    </style:style>
    <style:style style:name="P12" style:family="paragraph" style:parent-style-name="Standard" style:list-style-name="List_20_1">
      <style:text-properties style:font-name="Times New Roman" officeooo:rsid="002406f9" officeooo:paragraph-rsid="00264f59"/>
    </style:style>
    <style:style style:name="P13" style:family="paragraph" style:parent-style-name="Standard">
      <style:text-properties style:font-name="Times New Roman" fo:font-style="normal" officeooo:rsid="002948a6" officeooo:paragraph-rsid="002948a6"/>
    </style:style>
    <style:style style:name="P14" style:family="paragraph" style:parent-style-name="Titre_20_I_29_" style:list-style-name=""/>
    <style:style style:name="P15" style:family="paragraph" style:parent-style-name="Titre_20_I_29_" style:list-style-name="">
      <style:text-properties officeooo:paragraph-rsid="002948a6"/>
    </style:style>
    <style:style style:name="P16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44444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Arial" fo:font-size="6.09999990463257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09999990463257pt" style:font-style-asian="normal" style:font-weight-asian="normal" style:font-name-complex="Arial" style:font-size-complex="6.0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154da"/>
    </style:style>
    <style:style style:name="T2" style:family="text">
      <style:text-properties style:font-name="Times New Roman"/>
    </style:style>
    <style:style style:name="T3" style:family="text">
      <style:text-properties officeooo:rsid="00218670"/>
    </style:style>
    <style:style style:name="T4" style:family="text">
      <style:text-properties officeooo:rsid="0026f8d9"/>
    </style:style>
    <style:style style:name="T5" style:family="text">
      <style:text-properties officeooo:rsid="002948a6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Arial" fo:font-size="6.09999990463257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6.09999990463257pt" style:font-style-asian="normal" style:font-weight-asian="normal" style:font-name-complex="Arial" style:font-size-complex="6.0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Dashed_20__28_var_29__20_12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13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14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15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16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17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18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19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20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21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22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23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5" style:family="graphic">
      <style:graphic-properties draw:stroke="solid" draw:stroke-dash="Dashed_20__28_var_29__20_24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6" style:family="graphic">
      <style:graphic-properties draw:stroke="solid" draw:stroke-dash="Dashed_20__28_var_29__20_25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26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8" style:family="graphic">
      <style:graphic-properties draw:stroke="solid" draw:stroke-dash="Dashed_20__28_var_29__20_27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19" style:family="graphic">
      <style:graphic-properties draw:stroke="solid" draw:stroke-dash="Dashed_20__28_var_29__20_28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0" style:family="graphic">
      <style:graphic-properties draw:stroke="solid" draw:stroke-dash="Dashed_20__28_var_29__20_29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1" style:family="graphic">
      <style:graphic-properties draw:stroke="solid" draw:stroke-dash="Dashed_20__28_var_29__20_30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2" style:family="graphic">
      <style:graphic-properties draw:stroke="solid" draw:stroke-dash="Dashed_20__28_var_29__20_31" svg:stroke-width="0.03cm" svg:stroke-color="#000000" draw:marker-start="" draw:marker-start-width="0.18cm" draw:marker-start-center="false" draw:marker-end="" draw:marker-end-width="0.18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32" svg:stroke-width="0cm" svg:stroke-color="#000000" draw:marker-start="" draw:marker-start-width="0.199cm" draw:marker-start-center="false" draw:marker-end="" draw:marker-end-width="0.199cm" draw:marker-end-center="false" draw:stroke-linejoin="none" svg:stroke-linecap="round" draw:fill="solid" draw:fill-color="#444444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Dashed_20__28_var_29__20_33" svg:stroke-width="0.016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444444" draw:textarea-horizontal-align="center" draw:textarea-vertical-align="middle" fo:padding-top="0.007cm" fo:padding-bottom="0.007cm" fo:padding-left="0.007cm" fo:padding-right="0.007cm" draw:shadow="hidden" draw:shadow-offset-x="0.199cm" draw:shadow-offset-y="0.199cm" draw:shadow-color="#808080" style:run-through="foreground"/>
    </style:style>
    <style:style style:name="gr25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2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4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4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4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4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74cm" fo:min-width="0.84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11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11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11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11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74cm" fo:min-width="0.21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32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32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32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32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74cm" fo:min-width="0.64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Dashed_20__28_var_29__20_34" svg:stroke-width="0.03cm" svg:stroke-color="#000000" draw:marker-start="" draw:marker-start-width="0.159cm" draw:marker-start-center="false" draw:marker-end="" draw:marker-end-width="0.159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Dashed_20__28_var_29__20_35" svg:stroke-width="0.03cm" svg:stroke-color="#000000" draw:marker-start="" draw:marker-start-width="0.159cm" draw:marker-start-center="false" draw:marker-end="" draw:marker-end-width="0.159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3" style:family="graphic">
      <style:graphic-properties draw:stroke="solid" draw:stroke-dash="Dashed_20__28_var_29__20_36" svg:stroke-width="0.03cm" svg:stroke-color="#000000" draw:marker-start="" draw:marker-start-width="0.159cm" draw:marker-start-center="false" draw:marker-end="" draw:marker-end-width="0.159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Dashed_20__28_var_29__20_37" svg:stroke-width="0.03cm" svg:stroke-color="#000000" draw:marker-start="" draw:marker-start-width="0.159cm" draw:marker-start-center="false" draw:marker-end="" draw:marker-end-width="0.159cm" draw:marker-end-center="false" draw:stroke-linejoin="round" svg:stroke-linecap="round" draw:fill="solid" draw:fill-color="#cccccc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4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11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11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11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243cm" fo:min-width="0.11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474cm" fo:min-width="0.213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0" style:family="graphic">
      <style:graphic-properties draw:stroke="solid" draw:stroke-dash="Dashed_20__28_var_29__20_38" svg:stroke-width="0.046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21cm" fo:padding-bottom="0.021cm" fo:padding-left="0.021cm" fo:padding-right="0.021cm" draw:shadow="hidden" draw:shadow-offset-x="0.199cm" draw:shadow-offset-y="0.199cm" draw:shadow-color="#808080" style:run-through="foreground"/>
    </style:style>
    <style:style style:name="gr51" style:family="graphic">
      <style:graphic-properties draw:stroke="solid" draw:stroke-dash="Dashed_20__28_var_29__20_39" svg:stroke-width="0.046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21cm" fo:padding-bottom="0.021cm" fo:padding-left="0.021cm" fo:padding-right="0.021cm" draw:shadow="hidden" draw:shadow-offset-x="0.199cm" draw:shadow-offset-y="0.199cm" draw:shadow-color="#808080" style:run-through="foreground"/>
    </style:style>
    <style:style style:name="gr52" style:family="graphic">
      <style:graphic-properties draw:stroke="solid" draw:stroke-dash="Dashed_20__28_var_29__20_40" svg:stroke-width="0.03cm" svg:stroke-color="#000000" draw:marker-start="" draw:marker-start-width="0.159cm" draw:marker-start-center="false" draw:marker-end="" draw:marker-end-width="0.15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3" style:family="graphic">
      <style:graphic-properties draw:stroke="solid" draw:stroke-dash="Dashed_20__28_var_29__20_41" svg:stroke-width="0.03cm" svg:stroke-color="#000000" draw:marker-start="" draw:marker-start-width="0.159cm" draw:marker-start-center="false" draw:marker-end="" draw:marker-end-width="0.15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4" style:family="graphic">
      <style:graphic-properties draw:stroke="solid" draw:stroke-dash="Dashed_20__28_var_29__20_42" svg:stroke-width="0.03cm" svg:stroke-color="#000000" draw:marker-start="" draw:marker-start-width="0.159cm" draw:marker-start-center="false" draw:marker-end="" draw:marker-end-width="0.159cm" draw:marker-end-center="false" draw:stroke-linejoin="round" svg:stroke-linecap="round" draw:fill="solid" draw:fill-color="#729fcf" draw:textarea-horizontal-align="center" draw:textarea-vertical-align="middle" fo:padding-top="0.016cm" fo:padding-bottom="0.016cm" fo:padding-left="0.016cm" fo:padding-right="0.016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74cm" fo:min-width="1.275cm" fo:padding-top="0.101cm" fo:padding-bottom="0.101cm" fo:padding-left="0.101cm" fo:padding-right="0.101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474cm" fo:min-width="1.344cm" fo:padding-top="0.101cm" fo:padding-bottom="0.101cm" fo:padding-left="0.101cm" fo:padding-right="0.101cm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Angles</text:span> : <text:span text:style-name="T1">Défi</text:span><text:tab/><text:span text:style-name="T4">6</text:span>.<text:span text:style-name="T4">4</text:span></text:p>
      <text:p text:style-name="Standard"/>
      <text:p text:style-name="P14">Énoncé <text:span text:style-name="T5">1</text:span></text:p>
      <text:p text:style-name="P7">A partir de cinq droites concourantes, on a tracé les cinq triangles ci-dessous.</text:p>
      <text:p text:style-name="P7">Combien vaut la somme des angles coloriés ?</text:p>
      <text:p text:style-name="P4"><draw:g text:anchor-type="as-char" draw:z-index="0" draw:name="Forme1" draw:style-name="gr1"><draw:g draw:style-name="gr2"><draw:path draw:style-name="gr3" draw:text-style-name="P16" svg:width="0.537cm" svg:height="0.481cm" svg:x="5.548cm" svg:y="0.956cm" svg:viewBox="0 0 538 482" svg:d="M0 473c138 28 281-10 386-104 105-92 161-229 151-369l-449 33z"><text:p/></draw:path><draw:path draw:style-name="gr4" draw:text-style-name="P16" svg:width="0.596cm" svg:height="0.417cm" svg:x="8.078cm" svg:y="0.764cm" svg:viewBox="0 0 597 418" svg:d="M0 43c11 142 71 274 169 375l428-418z"><text:p/></draw:path><draw:path draw:style-name="gr5" draw:text-style-name="P16" svg:width="0.569cm" svg:height="0.49cm" svg:x="9.052cm" svg:y="2.898cm" svg:viewBox="0 0 570 491" svg:d="M0 185c41 124 121 232 228 306l342-491z"><text:p/></draw:path><draw:path draw:style-name="gr6" draw:text-style-name="P16" svg:width="0.701cm" svg:height="0.448cm" svg:x="7.84cm" svg:y="4.371cm" svg:viewBox="0 0 702 449" svg:d="M702 80c-129-90-296-105-440-41s-243 200-262 356l446 54z"><text:p/></draw:path><draw:path draw:style-name="gr7" draw:text-style-name="P16" svg:width="0.448cm" svg:height="0.585cm" svg:x="5.502cm" svg:y="5.128cm" svg:viewBox="0 0 449 586" svg:d="M136 0c-160 156-181 405-50 586l363-264z"><text:p/></draw:path><draw:path draw:style-name="gr8" draw:text-style-name="P16" svg:width="0.485cm" svg:height="0.586cm" svg:x="4.528cm" svg:y="5.895cm" svg:viewBox="0 0 486 587" svg:d="M486 235c-89-122-220-206-367-235l-119 587z"><text:p/></draw:path><draw:path draw:style-name="gr9" draw:text-style-name="P16" svg:width="0.753cm" svg:height="0.449cm" svg:x="2.447cm" svg:y="5.991cm" svg:viewBox="0 0 754 450" svg:d="M754 135c-112-115-278-161-433-120-157 40-279 161-321 316l434 119z"><text:p/></draw:path><draw:path draw:style-name="gr10" draw:text-style-name="P16" svg:width="0.599cm" svg:height="0.342cm" svg:x="0.62cm" svg:y="5.639cm" svg:viewBox="0 0 600 343" svg:d="M578 343c31-113 29-233-8-343l-570 185z"><text:p/></draw:path><draw:path draw:style-name="gr11" draw:text-style-name="P16" svg:width="0.448cm" svg:height="0.49cm" svg:x="1.252cm" svg:y="3.535cm" svg:viewBox="0 0 449 491" svg:d="M446 491c28-227-121-439-344-491l-102 437z"><text:p/></draw:path><draw:path draw:style-name="gr12" draw:text-style-name="P16" svg:width="0.414cm" svg:height="0.447cm" svg:x="1.777cm" svg:y="1.274cm" svg:viewBox="0 0 415 448" svg:d="M0 437c149 34 306-9 415-116l-314-321z"><text:p/></draw:path></draw:g><draw:g draw:style-name="gr2"><draw:line draw:style-name="gr13" draw:text-style-name="P17" svg:x1="6.625cm" svg:y1="6.142cm" svg:x2="1.323cm" svg:y2="0.703cm"><text:p/></draw:line><draw:line draw:style-name="gr14" draw:text-style-name="P17" svg:x1="4.417cm" svg:y1="7.038cm" svg:x2="5.82cm" svg:y2="0.073cm"><text:p/></draw:line><draw:line draw:style-name="gr15" draw:text-style-name="P17" svg:x1="2.152cm" svg:y1="7.154cm" svg:x2="9.455cm" svg:y2="0.001cm"><text:p/></draw:line><draw:line draw:style-name="gr16" draw:text-style-name="P17" svg:x1="0.467cm" svg:y1="3.878cm" svg:x2="9.144cm" svg:y2="4.923cm"><text:p/></draw:line><draw:line draw:style-name="gr17" draw:text-style-name="P17" svg:x1="0.001cm" svg:y1="6.026cm" svg:x2="10.769cm" svg:y2="2.524cm"><text:p/></draw:line></draw:g><draw:g draw:style-name="gr2"><draw:line draw:style-name="gr18" draw:text-style-name="P17" svg:x1="5.636cm" svg:y1="0.988cm" svg:x2="8.676cm" svg:y2="0.764cm"><text:p/></draw:line><draw:line draw:style-name="gr19" draw:text-style-name="P17" svg:x1="9.622cm" svg:y1="2.898cm" svg:x2="8.286cm" svg:y2="4.822cm"><text:p/></draw:line><draw:line draw:style-name="gr20" draw:text-style-name="P17" svg:x1="5.951cm" svg:y1="5.45cm" svg:x2="4.528cm" svg:y2="6.483cm"><text:p/></draw:line><draw:line draw:style-name="gr21" draw:text-style-name="P17" svg:x1="2.881cm" svg:y1="6.441cm" svg:x2="0.62cm" svg:y2="5.824cm"><text:p/></draw:line><draw:line draw:style-name="gr22" draw:text-style-name="P17" svg:x1="1.252cm" svg:y1="3.973cm" svg:x2="1.878cm" svg:y2="1.274cm"><text:p/></draw:line></draw:g><draw:path draw:style-name="gr23" draw:text-style-name="P18" svg:width="0.118cm" svg:height="0.119cm" svg:x="4.886cm" svg:y="4.359cm" svg:viewBox="0 0 119 120" svg:d="M119 60c0 33-27 60-60 60s-59-27-59-60 26-60 59-60 60 27 60 60z"><text:p/></draw:path><draw:path draw:style-name="gr24" draw:text-style-name="P18" svg:width="0.118cm" svg:height="0.119cm" svg:x="4.886cm" svg:y="4.359cm" svg:viewBox="0 0 119 120" svg:d="M119 60c0 33-27 60-60 60s-59-27-59-60 26-60 59-60 60 27 60 60z"><text:p/></draw:path></draw:g></text:p>
      <text:p text:style-name="P3"/>
      <text:p text:style-name="P3"/>
      <text:p text:style-name="P15">Énoncé <text:span text:style-name="T5">2</text:span></text:p>
      <text:p text:style-name="P13">La figure ci-dessous représente le trajet à effectuer pour traverser une rivière (on suppose les rives parallèles).</text:p>
      <text:p text:style-name="P13">Calculer <text:span text:style-name="T6">x</text:span>.</text:p>
      <text:p text:style-name="P10"><draw:g text:anchor-type="as-char" draw:z-index="1" draw:name="Forme2" draw:style-name="gr25"><draw:frame draw:style-name="gr26" draw:text-style-name="P20" svg:width="0.433cm" svg:height="0.251cm" svg:x="3.969cm" svg:y="0.507cm"><draw:text-box><text:p text:style-name="P19"><text:span text:style-name="T7">110°</text:span></text:p></draw:text-box></draw:frame><draw:frame draw:style-name="gr27" draw:text-style-name="P20" svg:width="0.433cm" svg:height="0.251cm" svg:x="3.932cm" svg:y="0.507cm"><draw:text-box><text:p text:style-name="P19"><text:span text:style-name="T7">110°</text:span></text:p></draw:text-box></draw:frame><draw:frame draw:style-name="gr28" draw:text-style-name="P20" svg:width="0.433cm" svg:height="0.251cm" svg:x="3.949cm" svg:y="0.524cm"><draw:text-box><text:p text:style-name="P19"><text:span text:style-name="T7">110°</text:span></text:p></draw:text-box></draw:frame><draw:frame draw:style-name="gr29" draw:text-style-name="P20" svg:width="0.433cm" svg:height="0.251cm" svg:x="3.949cm" svg:y="0.489cm"><draw:text-box><text:p text:style-name="P19"><text:span text:style-name="T7">110°</text:span></text:p></draw:text-box></draw:frame><draw:frame draw:style-name="gr30" draw:text-style-name="P21" svg:width="0.849cm" svg:height="0.489cm" svg:x="4.267cm" svg:y="1.489cm"><draw:text-box><text:p text:style-name="P19"><text:span text:style-name="T8">110°</text:span></text:p></draw:text-box></draw:frame><draw:frame draw:style-name="gr31" draw:text-style-name="P20" svg:width="0.112cm" svg:height="0.251cm" svg:x="4.431cm" svg:y="6.077cm"><draw:text-box><text:p text:style-name="P19"><text:span text:style-name="T7">x</text:span></text:p></draw:text-box></draw:frame><draw:frame draw:style-name="gr32" draw:text-style-name="P20" svg:width="0.112cm" svg:height="0.251cm" svg:x="4.396cm" svg:y="6.077cm"><draw:text-box><text:p text:style-name="P19"><text:span text:style-name="T7">x</text:span></text:p></draw:text-box></draw:frame><draw:frame draw:style-name="gr33" draw:text-style-name="P20" svg:width="0.112cm" svg:height="0.251cm" svg:x="4.413cm" svg:y="6.094cm"><draw:text-box><text:p text:style-name="P19"><text:span text:style-name="T7">x</text:span></text:p></draw:text-box></draw:frame><draw:frame draw:style-name="gr34" draw:text-style-name="P20" svg:width="0.112cm" svg:height="0.251cm" svg:x="4.413cm" svg:y="6.059cm"><draw:text-box><text:p text:style-name="P19"><text:span text:style-name="T7">x</text:span></text:p></draw:text-box></draw:frame><draw:frame draw:style-name="gr35" draw:text-style-name="P21" svg:width="0.216cm" svg:height="0.489cm" svg:x="4.35cm" svg:y="5.934cm"><draw:text-box><text:p text:style-name="P19"><text:span text:style-name="T8">x</text:span></text:p></draw:text-box></draw:frame><draw:frame draw:style-name="gr36" draw:text-style-name="P20" svg:width="0.331cm" svg:height="0.251cm" svg:x="3.147cm" svg:y="3.665cm"><draw:text-box><text:p text:style-name="P19"><text:span text:style-name="T7">30°</text:span></text:p></draw:text-box></draw:frame><draw:frame draw:style-name="gr37" draw:text-style-name="P20" svg:width="0.331cm" svg:height="0.251cm" svg:x="3.112cm" svg:y="3.665cm"><draw:text-box><text:p text:style-name="P19"><text:span text:style-name="T7">30°</text:span></text:p></draw:text-box></draw:frame><draw:frame draw:style-name="gr38" draw:text-style-name="P20" svg:width="0.331cm" svg:height="0.251cm" svg:x="3.129cm" svg:y="3.685cm"><draw:text-box><text:p text:style-name="P19"><text:span text:style-name="T7">30°</text:span></text:p></draw:text-box></draw:frame><draw:frame draw:style-name="gr39" draw:text-style-name="P20" svg:width="0.331cm" svg:height="0.251cm" svg:x="3.129cm" svg:y="3.648cm"><draw:text-box><text:p text:style-name="P19"><text:span text:style-name="T7">30°</text:span></text:p></draw:text-box></draw:frame><draw:frame draw:style-name="gr40" draw:text-style-name="P21" svg:width="0.646cm" svg:height="0.489cm" svg:x="3.129cm" svg:y="3.665cm"><draw:text-box><text:p text:style-name="P19"><text:span text:style-name="T8">30°</text:span></text:p></draw:text-box></draw:frame><draw:path draw:style-name="gr41" draw:text-style-name="P16" svg:width="0.716cm" svg:height="0.537cm" svg:x="4.587cm" svg:y="0.941cm" svg:viewBox="0 0 717 538" svg:d="M0 0c0 175 84 339 227 440s326 125 490 66l-181-504z"><text:p/></draw:path><draw:path draw:style-name="gr42" draw:text-style-name="P16" svg:width="0.534cm" svg:height="0.411cm" svg:x="4.638cm" svg:y="6.122cm" svg:viewBox="0 0 535 412" svg:d="M192 0c-121 101-192 251-192 410l535 2z"><text:p/></draw:path><draw:path draw:style-name="gr43" draw:text-style-name="P16" svg:width="0.67cm" svg:height="0.548cm" svg:x="2.388cm" svg:y="3.186cm" svg:viewBox="0 0 671 549" svg:d="M458 549c96-79 169-184 213-301l-671-248z"><text:p/></draw:path><draw:path draw:style-name="gr44" draw:text-style-name="P16" svg:width="0.502cm" svg:height="0.503cm" svg:x="5.971cm" svg:y="4.188cm" svg:viewBox="0 0 503 504" svg:d="M322 0c-149 54-267 170-322 319l503 185z"><text:p/></draw:path><draw:frame draw:style-name="gr45" draw:text-style-name="P20" svg:width="0.112cm" svg:height="0.251cm" svg:x="5.877cm" svg:y="3.971cm"><draw:text-box><text:p text:style-name="P19"><text:span text:style-name="T7">x</text:span></text:p></draw:text-box></draw:frame><draw:frame draw:style-name="gr46" draw:text-style-name="P20" svg:width="0.112cm" svg:height="0.251cm" svg:x="5.842cm" svg:y="3.971cm"><draw:text-box><text:p text:style-name="P19"><text:span text:style-name="T7">x</text:span></text:p></draw:text-box></draw:frame><draw:frame draw:style-name="gr47" draw:text-style-name="P20" svg:width="0.112cm" svg:height="0.251cm" svg:x="5.86cm" svg:y="3.988cm"><draw:text-box><text:p text:style-name="P19"><text:span text:style-name="T7">x</text:span></text:p></draw:text-box></draw:frame><draw:frame draw:style-name="gr48" draw:text-style-name="P20" svg:width="0.112cm" svg:height="0.251cm" svg:x="5.86cm" svg:y="3.953cm"><draw:text-box><text:p text:style-name="P19"><text:span text:style-name="T7">x</text:span></text:p></draw:text-box></draw:frame><draw:frame draw:style-name="gr49" draw:text-style-name="P21" svg:width="0.216cm" svg:height="0.489cm" svg:x="5.814cm" svg:y="3.806cm"><draw:text-box><text:p text:style-name="P19"><text:span text:style-name="T8">x</text:span></text:p></draw:text-box></draw:frame><draw:line draw:style-name="gr50" draw:text-style-name="P17" svg:x1="0cm" svg:y1="0.922cm" svg:x2="8.326cm" svg:y2="0.957cm"><text:p/></draw:line><draw:line draw:style-name="gr51" draw:text-style-name="P17" svg:x1="0.02cm" svg:y1="6.516cm" svg:x2="8.307cm" svg:y2="6.548cm"><text:p/></draw:line><draw:line draw:style-name="gr52" draw:text-style-name="P17" svg:x1="5.174cm" svg:y1="6.535cm" svg:x2="2.388cm" svg:y2="3.186cm"><text:p/></draw:line><draw:line draw:style-name="gr53" draw:text-style-name="P17" svg:x1="2.388cm" svg:y1="3.186cm" svg:x2="6.475cm" svg:y2="4.693cm"><text:p/></draw:line><draw:line draw:style-name="gr54" draw:text-style-name="P17" svg:x1="5.134cm" svg:y1="0.954cm" svg:x2="6.474cm" svg:y2="4.692cm"><text:p/></draw:line><draw:frame draw:style-name="gr55" draw:text-style-name="P22" svg:width="1.477cm" svg:height="0.69cm" svg:x="3.425cm" svg:y="6.8cm"><draw:text-box><text:p text:style-name="P19"><text:span text:style-name="T9">Départ</text:span></text:p></draw:text-box></draw:frame><draw:frame draw:style-name="gr56" draw:text-style-name="P22" svg:width="1.546cm" svg:height="0.69cm" svg:x="3.39cm" svg:y="0cm"><draw:text-box><text:p text:style-name="P19"><text:span text:style-name="T9">Arrivée</text:span></text:p></draw:text-box></draw:frame></draw:g></text:p>
      <text:p text:style-name="P11"/>
      <text:p text:style-name="P11"/>
      <text:p text:style-name="P11"/>
      <text:p text:style-name="P3"><text:span text:style-name="T3">Consignes</text:span> :</text:p>
      <text:list xml:id="list2515695936" text:style-name="List_20_1">
        <text:list-item>
          <text:p text:style-name="P8">Vous devez « raconter » en bon français comment vous vous y êtes pris pour trouver, et préciser même les pistes qui n'ont pas abouti !</text:p>
        </text:list-item>
      </text:list>
      <text:p text:style-name="P6"/>
      <text:p text:style-name="P5">Notation :</text:p>
      <text:list xml:id="list181735278553618" text:continue-numbering="true" text:style-name="List_20_1">
        <text:list-item>
          <text:p text:style-name="P12">Orthographe et propreté : 4 points</text:p>
        </text:list-item>
        <text:list-item>
          <text:p text:style-name="P12">Qualité du français et clarté des explications : 4 points</text:p>
        </text:list-item>
        <text:list-item>
          <text:p text:style-name="P12">Ingéniosité et méthode : 4 points</text:p>
        </text:list-item>
        <text:list-item>
          <text:p text:style-name="P12">Trace des hésitations et liste des essais : 4 points</text:p>
        </text:list-item>
        <text:list-item>
          <text:p text:style-name="P12">Solution bonne : 4 poi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2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Tahoma" svg:font-family="Tahoma" style:font-adornments="Norm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16cm" draw:dots2="1" draw:dots2-length="0.016cm" draw:distance="0.016cm"/>
    <draw:stroke-dash draw:name="Dashed_20__28_var_29__20_10" draw:display-name="Dashed (var) 10" draw:style="rect" draw:dots1="1" draw:dots1-length="0.009cm" draw:dots2="1" draw:dots2-length="0.009cm" draw:distance="0.009cm"/>
    <draw:stroke-dash draw:name="Dashed_20__28_var_29__20_11" draw:display-name="Dashed (var) 11" draw:style="rect" draw:dots1="1" draw:dots1-length="0.009cm" draw:dots2="1" draw:dots2-length="0.009cm" draw:distance="0.009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6cm" draw:dots2="1" draw:dots2-length="0.016cm" draw:distance="0.016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8" draw:display-name="Dashed (var) 8" draw:style="rect" draw:dots1="1" draw:dots1-length="0.009cm" draw:dots2="1" draw:dots2-length="0.009cm" draw:distance="0.009cm"/>
    <draw:stroke-dash draw:name="Dashed_20__28_var_29__20_9" draw:display-name="Dashed (var)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loext:graphic-properties draw:fill="none" draw:fill-color="#99ccff"/>
      <style:paragraph-properties fo:margin-top="0cm" fo:margin-bottom="0.199cm" loext:contextual-spacing="false" style:page-number="auto" fo:background-color="transparent" fo:padding="0cm" fo:border-left="none" fo:border-right="none" fo:border-top="none" fo:border-bottom="0.51pt solid #000000" style:shadow="none" text:number-lines="false" text:line-number="0">
        <style:tab-stops/>
      </style:paragraph-properties>
      <style:text-properties fo:text-transform="uppercase" style:font-name="Arial" fo:font-family="Arial" style:font-family-generic="swiss" style:font-pitch="variable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99ccff"/>
      <style:paragraph-properties fo:margin-left="0cm" fo:margin-right="0cm" fo:margin-top="0cm" fo:margin-bottom="0.199cm" loext:contextual-spacing="false" fo:text-indent="0cm" style:auto-text-indent="false" style:page-number="auto" fo:background-color="transparent" style:shadow="none">
        <style:tab-stops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loext:contextual-spacing="false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top="0cm" fo:margin-bottom="0.199cm" loext:contextual-spacing="false" fo:background-color="transparent" style:shadow="none">
        <style:tab-stops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51pt solid #000000" style:shadow="none"/>
      <style:text-properties fo:text-transform="uppercase" style:font-name="Arial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 loext:contextual-spacing="false"/>
      <style:text-properties fo:text-transform="uppercase" style:font-name="Arial1" fo:font-family="Arial" style:font-style-name="Gras Italique" style:font-family-generic="swiss" style:font-pitch="variable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loext:contextual-spacing="false" style:page-number="auto"/>
      <style:text-properties style:font-name="Arial" fo:font-family="Arial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 loext:contextual-spacing="false"/>
      <style:text-properties style:font-name="Arial" fo:font-family="Arial" style:font-family-generic="swiss" style:font-pitch="variable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Tahoma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Tahoma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Tahoma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Tahoma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Tahoma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Tahoma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Tahoma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Tahoma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Tahoma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Tahom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0.7cm" fo:margin-bottom="1cm" fo:margin-left="1cm" fo:margin-right="1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angles-defi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>Thibaud FONTANET</meta:initial-creator>
    <meta:creation-date>2006-09-10T11:53:40</meta:creation-date>
    <dc:date>2018-04-24T18:17:33.497000000</dc:date>
    <meta:print-date>2011-12-08T22:04:20.21</meta:print-date>
    <dc:language>fr-FR</dc:language>
    <meta:editing-cycles>111</meta:editing-cycles>
    <meta:editing-duration>P1DT7H24M13S</meta:editing-duration>
    <meta:printed-by>Véronique et Thibaud FONTANET</meta:printed-by>
    <meta:document-statistic meta:table-count="0" meta:image-count="0" meta:object-count="0" meta:page-count="1" meta:paragraph-count="18" meta:word-count="122" meta:character-count="661" meta:non-whitespace-character-count="561"/>
    <meta:user-defined meta:name="Info 1"/>
    <meta:user-defined meta:name="Info 2"/>
    <meta:user-defined meta:name="Info 3"/>
    <meta:user-defined meta:name="Info 4"/>
  </office:meta>
</office:document-meta>
</file>